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-color="#999999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3cm" draw:marker-end-width="0.33cm" draw:fill-color="#4c4c4c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33cm" draw:marker-end-width="0.3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11cm" svg:y="4.8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012cm" svg:y="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613cm" svg:y="4.8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14cm" svg:y="4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1cm" svg:y="5.4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12cm" svg:y="5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13cm" svg:y="5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614cm" svg:y="5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15cm" svg:y="5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2cm" svg:y="6.0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13cm" svg:y="6.0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6.014cm" svg:y="6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615cm" svg:y="6.0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16cm" svg:y="6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3cm" svg:y="6.6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14cm" svg:y="6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15cm" svg:y="6.6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616cm" svg:y="6.6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17cm" svg:y="6.6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4cm" svg:y="7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15cm" svg:y="7.2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016cm" svg:y="7.2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617cm" svg:y="7.2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18cm" svg:y="7.2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5cm" svg:y="5.0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26cm" svg:y="5.0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27cm" svg:y="5.0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328cm" svg:y="5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929cm" svg:y="5.0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6cm" svg:y="5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27cm" svg:y="5.6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28cm" svg:y="5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329cm" svg:y="5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93cm" svg:y="5.6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527cm" svg:y="6.2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28cm" svg:y="6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1.729cm" svg:y="6.2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33cm" svg:y="6.2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31cm" svg:y="6.2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8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29cm" svg:y="6.8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3cm" svg:y="6.8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331cm" svg:y="6.8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932cm" svg:y="6.8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529cm" svg:y="7.4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3cm" svg:y="7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31cm" svg:y="7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332cm" svg:y="7.4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933cm" svg:y="7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42cm" svg:y="9.1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43cm" svg:y="9.1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044cm" svg:y="9.1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645cm" svg:y="9.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46cm" svg:y="9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43cm" svg:y="9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4cm" svg:y="9.7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45cm" svg:y="9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646cm" svg:y="9.7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47cm" svg:y="9.7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44cm" svg:y="10.3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5cm" svg:y="10.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6.046cm" svg:y="10.3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647cm" svg:y="10.3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48cm" svg:y="10.3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45cm" svg:y="10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6cm" svg:y="10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47cm" svg:y="10.9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648cm" svg:y="10.9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49cm" svg:y="10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46cm" svg:y="11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47cm" svg:y="11.5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048cm" svg:y="11.5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649cm" svg:y="11.5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25cm" svg:y="11.5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785cm" svg:y="13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86cm" svg:y="13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987cm" svg:y="13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588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189cm" svg:y="13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786cm" svg:y="13.9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8.387cm" svg:y="13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8.98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589cm" svg:y="1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19cm" svg:y="14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787cm" svg:y="14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8.388cm" svg:y="1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8.989cm" svg:y="14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9.59cm" svg:y="14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191cm" svg:y="14.6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788cm" svg:y="1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89cm" svg:y="15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8.99cm" svg:y="15.2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9.591cm" svg:y="15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192cm" svg:y="15.2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789cm" svg:y="15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9cm" svg:y="15.8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991cm" svg:y="15.8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592cm" svg:y="15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193cm" svg:y="15.8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525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26cm" svg:y="9.2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27cm" svg:y="9.2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328cm" svg:y="9.2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29cm" svg:y="9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526cm" svg:y="9.8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27cm" svg:y="9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28cm" svg:y="9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329cm" svg:y="9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3cm" svg:y="9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527cm" svg:y="10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28cm" svg:y="10.4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1.729cm" svg:y="10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33cm" svg:y="10.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31cm" svg:y="10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528cm" svg:y="11.0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29cm" svg:y="11.0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3cm" svg:y="11.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331cm" svg:y="11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32cm" svg:y="11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529cm" svg:y="11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3cm" svg:y="11.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31cm" svg:y="11.6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332cm" svg:y="11.6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33cm" svg:y="11.6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36cm" svg:y1="14.056cm" svg:x2="10.119cm" svg:y2="14.5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Brigant</meta:initial-creator>
    <meta:creation-date>2013-01-12T20:38:37</meta:creation-date>
    <dc:date>2013-01-12T21:00:51</dc:date>
    <dc:creator>Vladimir Brigant</dc:creator>
    <meta:editing-duration>PT00H22M16S</meta:editing-duration>
    <meta:editing-cycles>16</meta:editing-cycles>
    <meta:generator>OpenOffice.org/3.2$Linux OpenOffice.org_project/320m19$Build-9505</meta:generator>
    <meta:document-statistic meta:object-count="126"/>
  </office:meta>
</office:document-meta>
</file>